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3000002C3C692E557CB8CDA0B.png" manifest:media-type="image/png"/>
  <manifest:file-entry manifest:full-path="Pictures/10000973000069F0000069F045BC05C681053C6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1c1c1c" draw:marker-start-width="0.359cm" draw:marker-end-width="0.359cm" draw:fill-color="#a1c057" draw:textarea-horizontal-align="justify" draw:textarea-vertical-align="middle" draw:auto-grow-height="false" fo:min-height="0.007cm" fo:min-width="0.898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text-align="center"/>
    </style:style>
    <style:style style:name="P2" style:family="paragraph">
      <loext:graphic-properties draw:fill-color="#a1c057"/>
      <style:paragraph-properties fo:text-align="center"/>
    </style:style>
    <style:style style:name="P3" style:family="paragraph">
      <loext:graphic-properties draw:fill="none" draw:fill-color="#ffffff"/>
      <style:text-properties style:font-name="Comfortaa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1c1c1c" style:font-name="Comfortaa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a1c057" style:font-name="Comfortaa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document_gear.svg" draw:style-name="gr1" draw:text-style-name="P1" draw:layer="layout" svg:width="2.515cm" svg:height="2.515cm" svg:x="1.251cm" svg:y="4.327cm">
          <draw:image xlink:href="Pictures/10000973000069F0000069F045BC05C681053C68.svg" xlink:type="simple" xlink:show="embed" xlink:actuate="onLoad">
            <text:p/>
          </draw:image>
          <draw:image xlink:href="Pictures/10000201000002C3000002C3C692E557CB8CDA0B.png" xlink:type="simple" xlink:show="embed" xlink:actuate="onLoad"/>
          <svg:title>document_gear icon</svg:title>
          <svg:desc>document_gear icon from the IconExperience.com O-Collection. Copyright by INCORS GmbH (www.incors.com).</svg:desc>
        </draw:frame>
        <draw:custom-shape draw:style-name="gr2" draw:text-style-name="P2" draw:layer="layout" svg:width="1.778cm" svg:height="0.827cm" svg:x="1.635cm" svg:y="6.7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6.096cm" svg:height="3.175cm" svg:x="3.413cm" svg:y="4.629cm">
          <draw:text-box>
            <text:p><text:span text:style-name="T1">Config</text:span></text:p>
            <text:p><text:span text:style-name="T2">Provi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miter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00:50:24.441861137</meta:creation-date>
    <dc:date>2018-05-15T00:55:49.517339763</dc:date>
    <meta:editing-duration>PT5M25S</meta:editing-duration>
    <meta:editing-cycles>1</meta:editing-cycles>
    <meta:document-statistic meta:object-count="3"/>
    <meta:generator>LibreOffice/6.0.3.2$Linux_X86_64 LibreOffice_project/00m0$Build-2</meta:generator>
  </office:meta>
</office:document-meta>
</file>